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51pt" fo:break-before="auto" style:use-optimal-row-height="false"/>
    </style:style>
    <style:style style:name="ro3" style:family="table-row">
      <style:table-row-properties style:row-height="31.49pt" fo:break-before="auto" style:use-optimal-row-height="true"/>
    </style:style>
    <style:style style:name="ro4" style:family="table-row">
      <style:table-row-properties style:row-height="45.44pt" fo:break-before="auto" style:use-optimal-row-height="false"/>
    </style:style>
    <style:style style:name="ro5" style:family="table-row">
      <style:table-row-properties style:row-height="59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41.3pt" fo:min-width="72.88pt"/>
    </style:style>
    <style:style style:name="gr3" style:family="graphic">
      <style:graphic-properties draw:textarea-horizontal-align="justify" draw:textarea-vertical-align="middle" draw:auto-grow-height="false" fo:min-height="102.1pt" fo:min-width="180.4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015.72pt" svg:y="1013.98pt">
            <draw:object draw:notify-on-update-of-ranges="Sheet1.D8:Sheet1.D10 Sheet1.E8:Sheet1.E10 Sheet1.F8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206.05pt" svg:height="116.82pt" svg:x="1881.78pt" svg:y="811.98pt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custom-shape draw:z-index="2" draw:style-name="gr2" draw:text-style-name="P2" svg:width="206.05pt" svg:height="116.82pt" svg:x="1472.03pt" svg:y="806.43pt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custom-shape draw:z-index="3" draw:style-name="gr3" draw:text-style-name="P2" svg:width="510.43pt" svg:height="288.79pt" svg:x="1110.64pt" svg:y="382.39pt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table:shapes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is is some text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More text</text:p>
          </table:table-cell>
          <table:table-cell table:number-columns-repeated="2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 table:number-rows-repeated="18">
          <table:table-cell table:number-columns-repeated="33"/>
        </table:table-row>
        <table:table-row table:style-name="ro2">
          <table:table-cell table:number-columns-repeated="13"/>
          <table:table-cell office:value-type="string" calcext:value-type="string">
            <text:p>Another corner</text:p>
          </table:table-cell>
          <table:table-cell table:number-columns-repeated="19"/>
        </table:table-row>
        <table:table-row table:style-name="ro1" table:number-rows-repeated="29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Lots more text</text:p>
          </table:table-cell>
          <table:table-cell table:number-columns-repeated="28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3"/>
          <table:table-cell table:style-name="ce1" office:value-type="string" calcext:value-type="string">
            <text:p>New corner</text:p>
          </table:table-cell>
          <table:table-cell table:number-columns-repeated="9"/>
        </table:table-row>
        <table:table-row table:style-name="ro1" table:number-rows-repeated="12">
          <table:table-cell table:number-columns-repeated="33"/>
        </table:table-row>
        <table:table-row table:style-name="ro3">
          <table:table-cell table:style-name="ce2" table:number-columns-repeated="25"/>
          <table:table-cell table:style-name="ce2" office:value-type="string" calcext:value-type="string">
            <text:p>Larger text</text:p>
          </table:table-cell>
          <table:table-cell table:number-columns-repeated="7"/>
        </table:table-row>
        <table:table-row table:style-name="ro1" table:number-rows-repeated="2">
          <table:table-cell table:number-columns-repeated="33"/>
        </table:table-row>
        <table:table-row table:style-name="ro4">
          <table:table-cell table:number-columns-repeated="33"/>
        </table:table-row>
        <table:table-row table:style-name="ro1">
          <table:table-cell table:number-columns-repeated="26"/>
          <table:table-cell>
            <draw:frame draw:z-index="4" draw:style-name="gr1" draw:text-style-name="P1" svg:width="175.89pt" svg:height="98.93pt" svg:x="2.83pt" svg:y="0.43pt">
              <draw:object draw:notify-on-update-of-ranges="Sheet1.D8:Sheet1.D10 Sheet1.E8:Sheet1.E10 Sheet1.F8:Sheet1.F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5">
          <table:table-cell table:number-columns-repeated="33"/>
        </table:table-row>
        <table:table-row table:style-name="ro5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8:14:17.488319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10:40.762722061</meta:creation-date>
    <dc:date>2019-10-31T18:19:36.284235684</dc:date>
    <meta:editing-duration>PT7M12S</meta:editing-duration>
    <meta:editing-cycles>5</meta:editing-cycles>
    <meta:generator>Collabora_OfficeDev/6.2.10.1$Linux_X86_64 LibreOffice_project/f5b3a8565b9683a06c4bf9725b1bbae6b75e6d56</meta:generator>
    <meta:document-statistic meta:table-count="1" meta:cell-count="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821cm" svg:y="0.315cm" chart:style-name="ch2">
          <text:p>Title is this</text:p>
        </chart:title>
        <chart:subtitle svg:x="6.78cm" svg:y="1.281cm" chart:style-name="ch3">
          <text:p>some subtitle</text:p>
        </chart:subtitle>
        <chart:legend chart:legend-position="end" svg:x="15.004cm" svg:y="3.697cm" style:legend-expansion="high" chart:style-name="ch4"/>
        <chart:plot-area chart:style-name="ch5" table:cell-range-address="Sheet1.D8:Sheet1.F10" chart:data-source-has-labels="column" svg:x="0.32cm" svg:y="2.148cm" svg:width="14.364cm" svg:height="6.67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945cm" svg:y="2.148cm" svg:width="11.113cm" svg:height="6.67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D8:Sheet1.D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E8:Sheet1.E10" chart:class="chart:circle"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F8:Sheet1.F10" chart:class="chart:circle">
            <chart:data-point chart:style-name="ch10"/>
            <chart:data-point chart:style-name="ch11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D8:Sheet1.D10</svg:desc>
                </draw:g>
              </table:table-cell>
              <table:table-cell office:value-type="float" office:value="1">
                <text:p>1</text:p>
                <draw:g>
                  <svg:desc>Sheet1.E8:Sheet1.E10</svg:desc>
                </draw:g>
              </table:table-cell>
              <table:table-cell office:value-type="float" office:value="4">
                <text:p>4</text:p>
                <draw:g>
                  <svg:desc>Sheet1.F8:Sheet1.F10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Collabora_OfficeDev/6.2.10.1$Linux_X86_64 LibreOffice_project/f5b3a8565b9683a06c4bf9725b1bbae6b75e6d5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206cm" svg:height="3.491cm" xlink:href=".." xlink:type="simple" chart:class="chart:area" chart:style-name="ch1">
        <chart:legend chart:legend-position="end" svg:x="3.927cm" svg:y="1.193cm" style:legend-expansion="high" chart:style-name="ch2"/>
        <chart:plot-area chart:style-name="ch3" table:cell-range-address="Sheet1.D8:Sheet1.F10" chart:data-source-has-labels="column" svg:x="0.124cm" svg:y="0.069cm" svg:width="3.679cm" svg:height="3.353cm">
          <chartooo:coordinate-region svg:x="0.749cm" svg:y="0.27cm" svg:width="2.932cm" svg:height="2.501cm"/>
          <chart:axis chart:dimension="x" chart:name="primary-x" chart:style-name="ch4" chartooo:axis-type="auto">
            <chartooo:date-scale/>
            <chart:categories table:cell-range-address="Sheet1.D8:Sheet1.D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0" chart:class="chart:area">
            <chart:data-point chart:repeated="3"/>
          </chart:series>
          <chart:series chart:style-name="ch7" chart:values-cell-range-address="Sheet1.F8:Sheet1.F10" chart:class="chart:area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D8:Sheet1.D10</svg:desc>
                </draw:g>
              </table:table-cell>
              <table:table-cell office:value-type="float" office:value="1">
                <text:p>1</text:p>
                <draw:g>
                  <svg:desc>Sheet1.E8:Sheet1.E10</svg:desc>
                </draw:g>
              </table:table-cell>
              <table:table-cell office:value-type="float" office:value="4">
                <text:p>4</text:p>
                <draw:g>
                  <svg:desc>Sheet1.F8:Sheet1.F10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Collabora_OfficeDev/6.2.10.1$Linux_X86_64 LibreOffice_project/f5b3a8565b9683a06c4bf9725b1bbae6b75e6d5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